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style:vertical-align="baseline" fo:margin-bottom="0in" fo:line-height="100%"/>
      <style:text-properties fo:language="pt" fo:country="PT"/>
    </style:style>
    <style:style style:name="P10" style:parent-style-name="Normal" style:family="paragraph">
      <style:paragraph-properties style:vertical-align="baseline" fo:margin-bottom="0in" fo:line-height="100%"/>
    </style:style>
    <style:style style:name="T11" style:parent-style-name="DefaultParagraphFont" style:family="text">
      <style:text-properties style:font-name-asian="Times New Roman" style:font-name-complex="Segoe UI" style:letter-kerning="false" fo:language="pt" fo:country="PT"/>
    </style:style>
    <style:style style:name="T12" style:parent-style-name="DefaultParagraphFont" style:family="text">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fo:language="pt" fo:country="PT"/>
    </style:style>
    <style:style style:name="P15" style:parent-style-name="Normal" style:family="paragraph">
      <style:paragraph-properties style:vertical-align="baseline" fo:margin-bottom="0in" fo:line-height="100%"/>
    </style:style>
    <style:style style:name="T16" style:parent-style-name="DefaultParagraphFont" style:family="text">
      <style:text-properties style:font-name-asian="Times New Roman" style:font-name-complex="Segoe UI" style:letter-kerning="false" fo:language="es" fo:country="ES"/>
    </style:style>
    <style:style style:name="T17" style:parent-style-name="DefaultParagraphFont" style:family="text">
      <style:text-properties style:font-name-asian="Times New Roman" style:font-name-complex="Segoe UI" style:letter-kerning="false" fo:language="es" fo:country="ES"/>
    </style:style>
    <style:style style:name="P18" style:parent-style-name="Normal" style:family="paragraph">
      <style:paragraph-properties fo:text-align="justify" style:vertical-align="baseline" fo:margin-bottom="0in" fo:line-height="100%"/>
    </style:style>
    <style:style style:name="T19" style:parent-style-name="DefaultParagraphFont" style:family="text">
      <style:text-properties style:font-name-asian="Times New Roman" style:font-name-complex="Segoe UI" style:letter-kerning="false" fo:language="es" fo:country="ES"/>
    </style:style>
    <style:style style:name="T20" style:parent-style-name="DefaultParagraphFont" style:family="text">
      <style:text-properties style:font-name-asian="Times New Roman" style:font-name-complex="Segoe UI" style:letter-kerning="false" fo:language="pt" fo:country="PT"/>
    </style:style>
    <style:style style:name="T21" style:parent-style-name="DefaultParagraphFont" style:family="text">
      <style:text-properties style:font-name-asian="Times New Roman" style:font-name-complex="Segoe UI" style:letter-kerning="false" fo:language="pt" fo:country="PT"/>
    </style:style>
    <style:style style:name="T22" style:parent-style-name="DefaultParagraphFont" style:family="text">
      <style:text-properties style:font-name-asian="Times New Roman" style:font-name-complex="Segoe UI" style:letter-kerning="false" fo:language="pt" fo:country="PT"/>
    </style:style>
    <style:style style:name="P23" style:parent-style-name="Normal" style:family="paragraph">
      <style:paragraph-properties fo:text-align="justify" style:vertical-align="baseline" fo:margin-bottom="0in" fo:line-height="100%"/>
      <style:text-properties fo:language="pt" fo:country="PT"/>
    </style:style>
    <style:style style:name="P24" style:parent-style-name="Normal" style:family="paragraph">
      <style:paragraph-properties style:vertical-align="baseline" fo:margin-bottom="0in" fo:line-height="100%"/>
    </style:style>
    <style:style style:name="T25" style:parent-style-name="DefaultParagraphFont" style:family="text">
      <style:text-properties style:font-name-asian="Times New Roman" style:font-name-complex="Segoe UI" style:letter-kerning="false" fo:language="es" fo:country="ES"/>
    </style:style>
    <style:style style:name="T26" style:parent-style-name="DefaultParagraphFont" style:family="text">
      <style:text-properties style:font-name-asian="Times New Roman" style:font-name-complex="Segoe UI" style:letter-kerning="false" fo:language="es" fo:country="ES"/>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28" style:parent-style-name="Normal" style:family="paragraph">
      <style:paragraph-properties fo:text-align="justify" style:vertical-align="baseline" fo:margin-bottom="0in" fo:line-height="100%"/>
      <style:text-properties fo:language="es" fo:country="ES"/>
    </style:style>
    <style:style style:name="P29" style:parent-style-name="Normal" style:family="paragraph">
      <style:paragraph-properties fo:text-align="justify" style:vertical-align="baseline" fo:margin-bottom="0in" fo:line-height="100%"/>
    </style:style>
    <style:style style:name="T30" style:parent-style-name="DefaultParagraphFont" style:family="text">
      <style:text-properties style:font-name-asian="Times New Roman" style:font-name-complex="Segoe UI" style:letter-kerning="false" fo:language="es" fo:country="ES"/>
    </style:style>
    <style:style style:name="T31" style:parent-style-name="DefaultParagraphFont" style:family="text">
      <style:text-properties style:font-name-asian="Times New Roman" style:font-name-complex="Segoe UI" style:letter-kerning="false" fo:language="es" fo:country="ES"/>
    </style:style>
    <style:style style:name="P32"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3" style:parent-style-name="Normal" style:family="paragraph">
      <style:paragraph-properties fo:text-align="justify" style:vertical-align="baseline" fo:margin-bottom="0in" fo:line-height="100%"/>
      <style:text-properties fo:language="es" fo:country="ES"/>
    </style:style>
    <style:style style:name="P34" style:parent-style-name="Normal" style:family="paragraph">
      <style:paragraph-properties fo:text-align="justify" style:vertical-align="baseline" fo:margin-bottom="0in" fo:line-height="100%"/>
    </style:style>
    <style:style style:name="T35" style:parent-style-name="DefaultParagraphFont" style:family="text">
      <style:text-properties style:font-name-asian="Times New Roman" style:font-name-complex="Segoe UI" style:letter-kerning="false" fo:language="es" fo:country="ES"/>
    </style:style>
    <style:style style:name="T36" style:parent-style-name="DefaultParagraphFont" style:family="text">
      <style:text-properties style:font-name-asian="Times New Roman" style:font-name-complex="Segoe UI" style:letter-kerning="false" fo:language="es" fo:country="ES"/>
    </style:style>
    <style:style style:name="T37" style:parent-style-name="DefaultParagraphFont" style:family="text">
      <style:text-properties style:font-name-asian="Times New Roman" style:font-name-complex="Segoe UI" style:letter-kerning="false" fo:language="pt" fo:country="PT"/>
    </style:style>
    <style:style style:name="P38" style:parent-style-name="Normal" style:family="paragraph">
      <style:paragraph-properties fo:text-align="justify" style:vertical-align="baseline" fo:margin-bottom="0in" fo:line-height="100%"/>
      <style:text-properties fo:language="pt" fo:country="PT"/>
    </style:style>
    <style:style style:name="P39" style:parent-style-name="Normal" style:family="paragraph">
      <style:paragraph-properties style:vertical-align="baseline" fo:margin-bottom="0in" fo:line-height="100%"/>
    </style:style>
    <style:style style:name="T40" style:parent-style-name="DefaultParagraphFont" style:family="text">
      <style:text-properties style:font-name-asian="Times New Roman" style:font-name-complex="Segoe UI" style:letter-kerning="false" fo:language="pt" fo:country="PT"/>
    </style:style>
    <style:style style:name="T41" style:parent-style-name="DefaultParagraphFont" style:family="text">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fo:language="pt" fo:country="PT"/>
    </style:style>
    <style:style style:name="P44" style:parent-style-name="Normal" style:family="paragraph">
      <style:paragraph-properties style:vertical-align="baseline" fo:margin-bottom="0in" fo:line-height="100%"/>
    </style:style>
    <style:style style:name="T45" style:parent-style-name="DefaultParagraphFont" style:family="text">
      <style:text-properties style:font-name-asian="Times New Roman" style:font-name-complex="Segoe UI" style:letter-kerning="false" fo:language="pt" fo:country="PT"/>
    </style:style>
    <style:style style:name="T46" style:parent-style-name="DefaultParagraphFont" style:family="text">
      <style:text-properties style:font-name-asian="Times New Roman" style:font-name-complex="Segoe UI" style:letter-kerning="false" fo:language="pt" fo:country="PT"/>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8" style:parent-style-name="Normal" style:family="paragraph">
      <style:paragraph-properties fo:text-align="justify" style:vertical-align="baseline" fo:margin-bottom="0in" fo:line-height="100%"/>
      <style:text-properties fo:language="pt" fo:country="PT"/>
    </style:style>
    <style:style style:name="P49" style:parent-style-name="Normal" style:family="paragraph">
      <style:paragraph-properties fo:text-align="justify" style:vertical-align="baseline" fo:margin-bottom="0in" fo:line-height="100%"/>
    </style:style>
    <style:style style:name="T50" style:parent-style-name="DefaultParagraphFont" style:family="text">
      <style:text-properties style:font-name-asian="Times New Roman" style:font-name-complex="Segoe UI" style:letter-kerning="false" fo:language="pt" fo:country="PT"/>
    </style:style>
    <style:style style:name="T51" style:parent-style-name="DefaultParagraphFont" style:family="text">
      <style:text-properties style:font-name-asian="Times New Roman" style:font-name-complex="Segoe UI" style:letter-kerning="false" fo:language="pt" fo:country="PT"/>
    </style:style>
    <style:style style:name="P52" style:parent-style-name="Normal" style:family="paragraph">
      <style:paragraph-properties fo:text-align="justify" style:vertical-align="baseline" fo:margin-bottom="0in" fo:line-height="100%"/>
    </style:style>
    <style:style style:name="T53" style:parent-style-name="DefaultParagraphFont" style:family="text">
      <style:text-properties style:font-name-asian="Times New Roman" style:font-name-complex="Segoe UI" style:letter-kerning="false" fo:language="pt" fo:country="PT"/>
    </style:style>
    <style:style style:name="T54" style:parent-style-name="DefaultParagraphFont" style:family="text">
      <style:text-properties style:font-name-asian="Times New Roman" style:font-name-complex="Segoe UI" style:letter-kerning="false" fo:language="pt" fo:country="PT"/>
    </style:style>
    <style:style style:name="T55" style:parent-style-name="DefaultParagraphFont" style:family="text">
      <style:text-properties style:font-name-asian="Times New Roman" style:font-name-complex="Segoe UI" style:letter-kerning="false" fo:language="es" fo:country="ES"/>
    </style:style>
    <style:style style:name="T56" style:parent-style-name="DefaultParagraphFont" style:family="text">
      <style:text-properties style:font-name-asian="Times New Roman" style:font-name-complex="Segoe UI" style:letter-kerning="false" fo:language="es" fo:country="ES"/>
    </style:style>
    <style:style style:name="T57" style:parent-style-name="DefaultParagraphFont" style:family="text">
      <style:text-properties style:font-name-asian="Times New Roman" style:font-name-complex="Segoe UI" style:letter-kerning="false" fo:language="es" fo:country="ES"/>
    </style:style>
    <style:style style:name="T58" style:parent-style-name="DefaultParagraphFont" style:family="text">
      <style:text-properties style:font-name-asian="Times New Roman" style:font-name-complex="Segoe UI" style:letter-kerning="false" fo:language="es" fo:country="ES"/>
    </style:style>
    <style:style style:name="T59" style:parent-style-name="DefaultParagraphFont" style:family="text">
      <style:text-properties style:font-name-asian="Times New Roman" style:font-name-complex="Segoe UI" style:letter-kerning="false" fo:language="pt" fo:country="PT"/>
    </style:style>
    <style:style style:name="T60" style:parent-style-name="DefaultParagraphFont" style:family="text">
      <style:text-properties style:font-name-asian="Times New Roman" style:font-name-complex="Segoe UI" style:letter-kerning="false" fo:language="pt" fo:country="PT"/>
    </style:style>
    <style:style style:name="P61" style:parent-style-name="Normal" style:family="paragraph">
      <style:paragraph-properties fo:text-align="justify" style:vertical-align="baseline" fo:margin-bottom="0in" fo:line-height="100%"/>
      <style:text-properties fo:language="pt" fo:country="PT"/>
    </style:style>
    <style:style style:name="P62" style:parent-style-name="Normal" style:family="paragraph">
      <style:paragraph-properties style:vertical-align="baseline" fo:margin-bottom="0in" fo:line-height="100%"/>
    </style:style>
    <style:style style:name="T63" style:parent-style-name="DefaultParagraphFont" style:family="text">
      <style:text-properties style:font-name-asian="Times New Roman" style:font-name-complex="Segoe UI" style:letter-kerning="false" fo:language="pt" fo:country="PT"/>
    </style:style>
    <style:style style:name="T64" style:parent-style-name="DefaultParagraphFont" style:family="text">
      <style:text-properties style:font-name-asian="Times New Roman" style:font-name-complex="Segoe UI" style:letter-kerning="false" fo:language="pt" fo:country="PT"/>
    </style:style>
    <style:style style:name="P65" style:parent-style-name="Normal" style:family="paragraph">
      <style:paragraph-properties style:vertical-align="baseline" fo:margin-bottom="0in" fo:line-height="100%"/>
      <style:text-properties style:font-name-asian="Times New Roman" style:font-name-complex="Segoe UI" style:letter-kerning="false" fo:language="pt" fo:country="PT"/>
    </style:style>
    <style:style style:name="P66" style:parent-style-name="Normal" style:family="paragraph">
      <style:paragraph-properties style:vertical-align="baseline" fo:margin-bottom="0in" fo:line-height="100%"/>
      <style:text-properties fo:language="pt" fo:country="PT"/>
    </style:style>
    <style:style style:name="P67" style:parent-style-name="Normal" style:family="paragraph">
      <style:paragraph-properties style:vertical-align="baseline" fo:margin-bottom="0in" fo:line-height="100%"/>
    </style:style>
    <style:style style:name="T68" style:parent-style-name="DefaultParagraphFont" style:family="text">
      <style:text-properties style:font-name-asian="Times New Roman" style:font-name-complex="Segoe UI" style:letter-kerning="false" fo:language="pt" fo:country="PT"/>
    </style:style>
    <style:style style:name="T69" style:parent-style-name="DefaultParagraphFont" style:family="text">
      <style:text-properties style:font-name-asian="Times New Roman" style:font-name-complex="Segoe UI" style:letter-kerning="false" fo:language="pt" fo:country="PT"/>
    </style:style>
    <style:style style:name="P70" style:parent-style-name="Normal" style:family="paragraph">
      <style:paragraph-properties fo:text-align="justify" style:vertical-align="baseline" fo:margin-bottom="0in" fo:line-height="100%"/>
    </style:style>
    <style:style style:name="T71" style:parent-style-name="DefaultParagraphFont" style:family="text">
      <style:text-properties style:font-name-asian="Times New Roman" style:font-name-complex="Segoe UI" style:letter-kerning="false" fo:language="pt" fo:country="PT"/>
    </style:style>
    <style:style style:name="T72" style:parent-style-name="DefaultParagraphFont" style:family="text">
      <style:text-properties style:font-name-asian="Times New Roman" style:font-name-complex="Segoe UI" style:letter-kerning="false" fo:language="pt" fo:country="PT"/>
    </style:style>
    <style:style style:name="T73" style:parent-style-name="DefaultParagraphFont" style:family="text">
      <style:text-properties style:font-name-asian="Times New Roman" style:font-name-complex="Segoe UI" style:letter-kerning="false" fo:language="es" fo:country="ES"/>
    </style:style>
    <style:style style:name="P74" style:parent-style-name="Normal" style:family="paragraph">
      <style:paragraph-properties fo:text-align="justify" style:vertical-align="baseline" fo:margin-bottom="0in" fo:line-height="100%"/>
      <style:text-properties fo:language="es" fo:country="ES"/>
    </style:style>
    <style:style style:name="P75" style:parent-style-name="Normal" style:family="paragraph">
      <style:paragraph-properties fo:text-align="justify" style:vertical-align="baseline" fo:margin-bottom="0in" fo:line-height="100%"/>
    </style:style>
    <style:style style:name="T76" style:parent-style-name="DefaultParagraphFont" style:family="text">
      <style:text-properties style:font-name-asian="Times New Roman" style:font-name-complex="Segoe UI" style:letter-kerning="false" fo:language="es" fo:country="ES"/>
    </style:style>
    <style:style style:name="T77" style:parent-style-name="DefaultParagraphFont" style:family="text">
      <style:text-properties style:font-name-asian="Times New Roman" style:font-name-complex="Segoe UI" style:letter-kerning="false" fo:language="es" fo:country="ES"/>
    </style:style>
    <style:style style:name="P78"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79" style:parent-style-name="Normal" style:family="paragraph">
      <style:paragraph-properties fo:text-align="justify" style:vertical-align="baseline" fo:margin-bottom="0in" fo:line-height="100%"/>
      <style:text-properties fo:language="es" fo:country="ES"/>
    </style:style>
    <style:style style:name="P80" style:parent-style-name="Normal" style:family="paragraph">
      <style:paragraph-properties fo:text-align="justify" style:vertical-align="baseline" fo:margin-bottom="0in" fo:line-height="100%"/>
    </style:style>
    <style:style style:name="T81" style:parent-style-name="DefaultParagraphFont" style:family="text">
      <style:text-properties style:font-name-asian="Times New Roman" style:font-name-complex="Segoe UI" style:letter-kerning="false" fo:language="es" fo:country="ES"/>
    </style:style>
    <style:style style:name="T82" style:parent-style-name="DefaultParagraphFont" style:family="text">
      <style:text-properties style:font-name-asian="Times New Roman" style:font-name-complex="Segoe UI" style:letter-kerning="false" fo:language="es" fo:country="ES"/>
    </style:style>
    <style:style style:name="P83" style:parent-style-name="Normal" style:family="paragraph">
      <style:paragraph-properties fo:text-align="justify" style:vertical-align="baseline" fo:margin-bottom="0in" fo:line-height="100%"/>
    </style:style>
    <style:style style:name="T84" style:parent-style-name="DefaultParagraphFont" style:family="text">
      <style:text-properties style:font-name-asian="Times New Roman" style:font-name-complex="Segoe UI" style:letter-kerning="false" fo:language="es" fo:country="ES"/>
    </style:style>
    <style:style style:name="T85" style:parent-style-name="DefaultParagraphFont" style:family="text">
      <style:text-properties style:font-name-asian="Times New Roman" style:font-name-complex="Segoe UI" style:letter-kerning="false" fo:language="es" fo:country="ES"/>
    </style:style>
    <style:style style:name="T86" style:parent-style-name="DefaultParagraphFont" style:family="text">
      <style:text-properties style:font-name-asian="Times New Roman" style:font-name-complex="Segoe UI" style:letter-kerning="false" fo:language="es" fo:country="ES"/>
    </style:style>
    <style:style style:name="T87" style:parent-style-name="DefaultParagraphFont" style:family="text">
      <style:text-properties style:font-name-asian="Times New Roman" style:font-name-complex="Segoe UI" style:letter-kerning="false" fo:language="es" fo:country="ES"/>
    </style:style>
    <style:style style:name="T88" style:parent-style-name="DefaultParagraphFont" style:family="text">
      <style:text-properties style:font-name-asian="Times New Roman" style:font-name-complex="Segoe UI" style:letter-kerning="false" fo:language="pt" fo:country="PT"/>
    </style:style>
    <style:style style:name="T89" style:parent-style-name="DefaultParagraphFont" style:family="text">
      <style:text-properties style:font-name-asian="Times New Roman" style:font-name-complex="Segoe UI" style:letter-kerning="false" fo:language="pt" fo:country="PT"/>
    </style:style>
    <style:style style:name="T90" style:parent-style-name="DefaultParagraphFont" style:family="text">
      <style:text-properties style:font-name-asian="Times New Roman" style:font-name-complex="Segoe UI" style:letter-kerning="false" fo:language="es" fo:country="ES"/>
    </style:style>
    <style:style style:name="T91" style:parent-style-name="DefaultParagraphFont" style:family="text">
      <style:text-properties style:font-name-asian="Times New Roman" style:font-name-complex="Segoe UI" style:letter-kerning="false" fo:language="pt" fo:country="PT"/>
    </style:style>
    <style:style style:name="T92" style:parent-style-name="DefaultParagraphFont" style:family="text">
      <style:text-properties style:font-name-asian="Times New Roman" style:font-name-complex="Segoe UI" style:letter-kerning="false" fo:language="pt" fo:country="PT"/>
    </style:style>
    <style:style style:name="T93" style:parent-style-name="DefaultParagraphFont" style:family="text">
      <style:text-properties style:font-name-asian="Times New Roman" style:font-name-complex="Segoe UI" style:letter-kerning="false" fo:language="pt" fo:country="PT"/>
    </style:style>
    <style:style style:name="T94" style:parent-style-name="DefaultParagraphFont" style:family="text">
      <style:text-properties style:font-name-asian="Times New Roman" style:font-name-complex="Segoe UI" style:letter-kerning="false" fo:language="pt" fo:country="PT"/>
    </style:style>
    <style:style style:name="T95" style:parent-style-name="DefaultParagraphFont" style:family="text">
      <style:text-properties style:font-name="Segoe UI" style:font-name-asian="Times New Roman" style:font-name-complex="Segoe UI" style:letter-kerning="false" fo:font-size="9pt" style:font-size-asian="9pt" style:font-size-complex="9pt" fo:language="pt" fo:country="PT"/>
    </style:style>
    <style:style style:name="T96" style:parent-style-name="DefaultParagraphFont" style:family="text">
      <style:text-properties style:font-name-asian="Times New Roman" style:font-name-complex="Segoe UI" style:letter-kerning="false" fo:language="pt" fo:country="PT"/>
    </style:style>
    <style:style style:name="T97" style:parent-style-name="DefaultParagraphFont" style:family="text">
      <style:text-properties style:font-name-asian="Times New Roman" style:font-name-complex="Segoe UI" style:letter-kerning="false" fo:language="es" fo:country="ES"/>
    </style:style>
    <style:style style:name="P98" style:parent-style-name="Normal" style:family="paragraph">
      <style:paragraph-properties fo:text-align="justify" style:vertical-align="baseline" fo:margin-bottom="0in" fo:line-height="100%"/>
      <style:text-properties fo:language="es" fo:country="ES"/>
    </style:style>
    <style:style style:name="P99" style:parent-style-name="Normal" style:family="paragraph">
      <style:paragraph-properties fo:text-align="justify" style:vertical-align="baseline" fo:margin-bottom="0in" fo:line-height="100%"/>
    </style:style>
    <style:style style:name="T100" style:parent-style-name="DefaultParagraphFont" style:family="text">
      <style:text-properties style:font-name-asian="Times New Roman" style:font-name-complex="Segoe UI" style:letter-kerning="false" fo:language="es" fo:country="ES"/>
    </style:style>
    <style:style style:name="T101" style:parent-style-name="DefaultParagraphFont" style:family="text">
      <style:text-properties style:font-name-asian="Times New Roman" style:font-name-complex="Segoe UI" style:letter-kerning="false" fo:language="es" fo:country="ES"/>
    </style:style>
    <style:style style:name="P102"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103" style:parent-style-name="Normal" style:family="paragraph">
      <style:paragraph-properties fo:text-align="justify" style:vertical-align="baseline" fo:margin-bottom="0in" fo:line-height="100%"/>
      <style:text-properties fo:language="es" fo:country="ES"/>
    </style:style>
    <style:style style:name="P104" style:parent-style-name="Normal" style:family="paragraph">
      <style:paragraph-properties fo:text-align="justify" style:vertical-align="baseline" fo:margin-bottom="0in" fo:line-height="100%"/>
    </style:style>
    <style:style style:name="T105" style:parent-style-name="DefaultParagraphFont" style:family="text">
      <style:text-properties style:font-name-asian="Times New Roman" style:font-name-complex="Segoe UI" style:letter-kerning="false" fo:language="es" fo:country="ES"/>
    </style:style>
    <style:style style:name="T106" style:parent-style-name="DefaultParagraphFont" style:family="text">
      <style:text-properties style:font-name-asian="Times New Roman" style:font-name-complex="Segoe UI" style:letter-kerning="false" fo:language="es" fo:country="ES"/>
    </style:style>
    <style:style style:name="P107" style:parent-style-name="Normal" style:family="paragraph">
      <style:paragraph-properties fo:text-align="justify" style:vertical-align="baseline" fo:margin-bottom="0in" fo:line-height="100%"/>
    </style:style>
    <style:style style:name="T108" style:parent-style-name="DefaultParagraphFont" style:family="text">
      <style:text-properties style:font-name-asian="Times New Roman" style:font-name-complex="Segoe UI" style:letter-kerning="false" fo:language="es" fo:country="ES"/>
    </style:style>
    <style:style style:name="T109" style:parent-style-name="DefaultParagraphFont" style:family="text">
      <style:text-properties style:font-name-asian="Times New Roman" style:font-name-complex="Segoe UI" style:letter-kerning="false" fo:language="pt" fo:country="PT"/>
    </style:style>
    <style:style style:name="P110" style:parent-style-name="Normal" style:family="paragraph">
      <style:paragraph-properties fo:text-align="justify" style:vertical-align="baseline" fo:margin-bottom="0in" fo:line-height="100%"/>
      <style:text-properties fo:language="pt" fo:country="PT"/>
    </style:style>
    <style:style style:name="P111" style:parent-style-name="Normal" style:family="paragraph">
      <style:paragraph-properties fo:text-align="justify" style:vertical-align="baseline" fo:margin-bottom="0in" fo:line-height="100%"/>
    </style:style>
    <style:style style:name="T112" style:parent-style-name="DefaultParagraphFont" style:family="text">
      <style:text-properties style:font-name-asian="Times New Roman" style:font-name-complex="Segoe UI" style:letter-kerning="false" fo:language="pt" fo:country="PT"/>
    </style:style>
    <style:style style:name="T113" style:parent-style-name="DefaultParagraphFont" style:family="text">
      <style:text-properties style:font-name-asian="Times New Roman" style:font-name-complex="Segoe UI" style:letter-kerning="false" fo:language="pt" fo:country="PT"/>
    </style:style>
    <style:style style:name="P1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5" style:parent-style-name="Normal" style:family="paragraph">
      <style:paragraph-properties fo:text-align="justify" style:vertical-align="baseline" fo:margin-bottom="0in" fo:line-height="100%"/>
      <style:text-properties fo:language="pt" fo:country="PT"/>
    </style:style>
    <style:style style:name="P116" style:parent-style-name="Normal" style:family="paragraph">
      <style:paragraph-properties fo:text-align="justify" style:vertical-align="baseline" fo:margin-bottom="0in" fo:line-height="100%"/>
    </style:style>
    <style:style style:name="T117" style:parent-style-name="DefaultParagraphFont" style:family="text">
      <style:text-properties style:font-name-asian="Times New Roman" style:font-name-complex="Segoe UI" style:letter-kerning="false" fo:language="es" fo:country="ES"/>
    </style:style>
    <style:style style:name="T118" style:parent-style-name="DefaultParagraphFont" style:family="text">
      <style:text-properties style:font-name-asian="Times New Roman" style:font-name-complex="Segoe UI" style:letter-kerning="false" fo:language="es" fo:country="ES"/>
    </style:style>
    <style:style style:name="P119" style:parent-style-name="Normal" style:family="paragraph">
      <style:paragraph-properties fo:text-align="justify" style:vertical-align="baseline" fo:margin-bottom="0in" fo:line-height="100%"/>
    </style:style>
    <style:style style:name="T120" style:parent-style-name="DefaultParagraphFont" style:family="text">
      <style:text-properties style:font-name-asian="Times New Roman" style:font-name-complex="Segoe UI" style:letter-kerning="false" fo:language="es" fo:country="ES"/>
    </style:style>
    <style:style style:name="T121" style:parent-style-name="DefaultParagraphFont" style:family="text">
      <style:text-properties style:font-name-asian="Times New Roman" style:font-name-complex="Segoe UI" style:letter-kerning="false" fo:language="es" fo:country="ES"/>
    </style:style>
    <style:style style:name="T122" style:parent-style-name="DefaultParagraphFont" style:family="text">
      <style:text-properties style:font-name-asian="Times New Roman" style:font-name-complex="Segoe UI" style:letter-kerning="false" fo:language="es" fo:country="ES"/>
    </style:style>
    <style:style style:name="T123" style:parent-style-name="DefaultParagraphFont" style:family="text">
      <style:text-properties style:font-name-asian="Times New Roman" style:font-name-complex="Segoe UI" style:letter-kerning="false" fo:language="pt" fo:country="PT"/>
    </style:style>
    <style:style style:name="P124" style:parent-style-name="Normal" style:family="paragraph">
      <style:paragraph-properties fo:text-align="justify" style:vertical-align="baseline" fo:margin-bottom="0in" fo:line-height="100%"/>
      <style:text-properties fo:language="pt" fo:country="PT"/>
    </style:style>
    <style:style style:name="P125" style:parent-style-name="Normal" style:family="paragraph">
      <style:paragraph-properties fo:text-align="justify" style:vertical-align="baseline" fo:margin-bottom="0in" fo:line-height="100%"/>
    </style:style>
    <style:style style:name="T126" style:parent-style-name="DefaultParagraphFont" style:family="text">
      <style:text-properties style:font-name-asian="Times New Roman" style:font-name-complex="Segoe UI" style:letter-kerning="false" fo:language="pt" fo:country="PT"/>
    </style:style>
    <style:style style:name="T127" style:parent-style-name="DefaultParagraphFont" style:family="text">
      <style:text-properties style:font-name-asian="Times New Roman" style:font-name-complex="Segoe UI" style:letter-kerning="false" fo:language="pt" fo:country="PT"/>
    </style:style>
    <style:style style:name="P128" style:parent-style-name="Normal" style:family="paragraph">
      <style:paragraph-properties fo:text-align="justify" style:vertical-align="baseline" fo:margin-bottom="0in" fo:line-height="100%"/>
    </style:style>
    <style:style style:name="T129" style:parent-style-name="DefaultParagraphFont" style:family="text">
      <style:text-properties style:font-name-asian="Times New Roman" style:font-name-complex="Segoe UI" style:letter-kerning="false" fo:language="pt" fo:country="PT"/>
    </style:style>
    <style:style style:name="P130" style:parent-style-name="Normal" style:family="paragraph">
      <style:paragraph-properties fo:text-align="justify"/>
      <style:text-properties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Cristian_Tosa.mp3" office:target-frame-name="_top" xlink:show="replace"><text:span text:style-name="T4">Entrevista_Cristian_Tosa.mp3</text:span></text:a><text:span text:style-name="T5"> </text:span></text:p>
      <text:p text:style-name="P6"><text:span text:style-name="T7"> </text:span></text:p>
      <text:p text:style-name="P8">Transcrição </text:p>
      <text:p text:style-name="P9"/>
      <text:p text:style-name="P10"><text:span text:style-name="T11">Cristian Adorean:</text:span><text:span text:style-name="T12"> </text:span></text:p>
      <text:p text:style-name="P13">Care sunt principiile din spatele tranziției de la un oraș bazat pe combustibili fosili la unul centrat în jurul micromobilității electrice pentru călătorii pe distanțe scurte? </text:p>
      <text:p text:style-name="P14"/>
      <text:p text:style-name="P15"><text:span text:style-name="T16">Cristian Toșa:</text:span><text:span text:style-name="T17"> </text:span></text:p>
      <text:p text:style-name="P18"><text:span text:style-name="T19">O văd ca pe o... hai să zic experiență... personală și face să fie și un pic coincidență cu profesia pe care o aveam în momentul respectiv, când au început să apară acele schimbări în partea de mobilitate urbana și... a... pe atunci eram în... hai să zic, începusem cu o abordare tradițională în timpul studiilor doctorale.<text:s/></text:span><text:span text:style-name="T20">M-am apucat de... m-am ocupat de a... stimularea traficului și... estimarea emisiilor poluante. Cumva intrasem pe acea abordare, într-adevăr erau probleme în sistemul de transport urban cu creșterea motorizării și ă... creșterea utilizării a vehiculelor personale. Autoturisme mai anume. Și cumva am mers ă... hai să zic cu valul, dar între timp au apărut planurile de mobilitate urbană durabile prin 2013... pardon 2000... 2009/2010 nu mai țin minte prin ce an era. Și cumva a... ceva s-a schimbat sau cel puțin</text:span><text:span text:style-name="T21"><text:s/>ă instrumentele pe care Comisia le punea la dispoziție. Aceste sunt pur și ghidurile de ă... ghidurile de abordare sau de studiu de rezolvarea problemelor din transportul urban includeau și aceste părți de aceste noi moduri sau ă... noi moduri de transport. Care... într-adevăr, hai să zic ă... e o problemă de ăă... o discutăm mult și cum probabil am discutat și cu tine legat de aspectul de ă... utilizarea autoturismului ca modalitate de... ă...  [inaudível] ok îi mai mult de statut, nu de necesitate. În pa</text:span><text:span text:style-name="T22">rtea asta de schimbare, o văd ca pe o... ă.. luptă între nu știu cel puțin lupta între generații, cumva? Între timp au scăzut și ă... în rândul tinerilor, cel puțin în țările vestice au scăzut ă... numărul permiselor de conducere care se eliberează sau tinerii nu mai au aceeași înclinație spre autoturism și atunci se... se orientează către modurile mai... care oferă hai să zic, e un fel de altfel de independență, dar raportate la noile realități tehnologice, sociale și așa mai departe. </text:span></text:p>
      <text:p text:style-name="P23"/>
      <text:p text:style-name="P24"><text:span text:style-name="T25">Cristian Adorean:</text:span><text:span text:style-name="T26"> </text:span></text:p>
      <text:p text:style-name="P27">Putem să trecem la următoarea întrebare? </text:p>
      <text:p text:style-name="P28"/>
      <text:p text:style-name="P29"><text:span text:style-name="T30">Cristian Toșa:</text:span><text:span text:style-name="T31"> </text:span></text:p>
      <text:p text:style-name="P32">Sigur. </text:p>
      <text:p text:style-name="P33"/>
      <text:p text:style-name="P34"><text:span text:style-name="T35">Cristian Adorean:</text:span><text:span text:style-name="T36">: Care au fost și care sunt factorii pozitivi și negativi în implementarea și extinderea micromobilității electrice în municipiul Cluj Napoca?<text:s/></text:span><text:span text:style-name="T37">Aici vorbim... în cazul municipiului Cluj Napoca vorbim mai mult despre trotinete electrice, biciclete electrice există, dar sunt foarte rare. </text:span></text:p>
      <text:p text:style-name="P38"/>
      <text:soft-page-break/>
      <text:p text:style-name="P39"><text:span text:style-name="T40">Cristian Toșa:</text:span><text:span text:style-name="T41"> </text:span></text:p>
      <text:p text:style-name="P42">Da ca utilizator frecvent de bicicletă clasică, cel puțin în trecut, când au apărut trotinetele, le-am privit așa puțin cu...<text:s/>sceptic sau cumva ok, hai să folosești baterie ca să te deplasezi sau ceva era un fel de... nu corespundea cu... hai să zic cu... concepții... conceptele sau cu ideea pe care o aveam despre a te deplasa cu mijloace proprii nemotorizate. Dar... bun. Era cred ca o paranteză, care era întrebarea de toată? Întreagă? </text:p>
      <text:p text:style-name="P43"/>
      <text:p text:style-name="P44"><text:span text:style-name="T45">Cristian Adorean:</text:span><text:span text:style-name="T46"> </text:span></text:p>
      <text:p text:style-name="P47">Care sunt factorii pozitivi și negativi care au fost și care sunt în implementarea și extinderea utilizării de biciclete electrice și trotinete electrice? </text:p>
      <text:p text:style-name="P48"/>
      <text:p text:style-name="P49"><text:span text:style-name="T50">Cristian Toșa:</text:span><text:span text:style-name="T51"> </text:span></text:p>
      <text:p text:style-name="P52"><text:span text:style-name="T53">Prima dată când am luat contact cu micromobilitatea, direct sau indirect, asociată cu trotinetele electrice, dar prima dată când am auzit de micromobilitate a fost în cadrul unui... Mă dădeam cu bicicleta și ascultam podcast-uri, nu știu dacă e cea mai bună soluție să te dai cu căștile în urechi, dar era un podcast intitulat chiar micromobility ă... era ă... un tip de originea chiar română, ă... făceau turul [inaudível] și vorbeau despre... aveau tot felul de invitați și din industrie și din educație, acade</text:span><text:span text:style-name="T54">mia și așa mai departe și acolo am luat contact cu ideea de micromobilitate și între timp au început să apară diverși operatori ă... în spațiul urban, cel puțin în Cluj-Napoca au apărut acele... trotinete electrice... și sincer să fiu nu... fiind un utilizator de bicicletă... cred că n-am utilizat ă... cred că după... decât după ani de zile am... m-am urcat pe o trotinetă electrică. În primul rând, când au apărut le-am văzut ca pe o... nu știu, ceva care încurcă, care ocupă spațiul public și...<text:s/></text:span><text:span text:style-name="T55">un fel de...</text:span><text:span text:style-name="T56"><text:s/>zgomot în mobilitate, să zic așa, au produs ă... dacă mă gândesc bine, un fel de au... au generat o... cum să-i zic, o mozaicare a spațiului de mobilitate urbană, în sensul că era totul așa cum... era toată lumea obișnuită cu traficul auto care era dominant, câteva autobuze care stăteau după mașini, câțiva bicicliști rătăciți și... dintr-o dată au apărut aceste... trotinete. Utilizatorii probabil le-au văzut ca utile… o modalitate de a ă… trece înainte în fața mașinilor de a ajunge mai repede la destinație</text:span><text:span text:style-name="T57">, cu toate că inițial le puteau lăsa oriunde și urcau și erau puse pe trotuar sau lângă bordură, unele erau și trântite pe jos… ă... mai mult încurcau traficul nemotorizat decât cel motorizat. Ba ăsta era aspectul negativ… ă… și din punct de vederea al utilizatorilor vulnerabili ă… oamenii în vârsta, oameni cu dizabilități se loveau de astfel de trotinete trântite sau parcate ă… răsfirat sau dezordonat pe spatiul public. În primul rând erau utilizate pentru amuzament. Din câte țin minte erau ca… mergi în pa</text:span><text:span text:style-name="T58">rc de distracții, te duci la mașinuțe și sincer te lovești de alte mașini și după aia o lași și ieși de pe… ieși de pe ring și nu mai contează unde ai lăsat-o, cam așa… cam așa vedeam la început.<text:s/></text:span><text:span text:style-name="T59">Ă... dar între timp și operatorii s-au... să zic, s-au mai... ă... la presiunea probabil, la presiunea administrațiilor publice și ale presiunii publicului sau vorba lumii care îți probabil spunea că da, auzeau și ei ce probleme sunt sau cum sunt văzute aceste trotinete. Ă... nu pot să zic că... sunt utile, dar ar<text:s/></text:span><text:span text:style-name="T60">trebui să fie mult mai reglementat decât este în momentul de față. </text:span></text:p>
      <text:p text:style-name="P61"/>
      <text:p text:style-name="P62"><text:span text:style-name="T63">Cristian Adorean:</text:span><text:span text:style-name="T64"> </text:span></text:p>
      <text:p text:style-name="P65">Și care ar fi factorii pozitivi? Sau... consideri că nu sunt factori pozitivi? </text:p>
      <text:p text:style-name="P66"/>
      <text:p text:style-name="P67"><text:span text:style-name="T68">Cristian Toșa:</text:span><text:span text:style-name="T69"> </text:span></text:p>
      <text:p text:style-name="P70"><text:span text:style-name="T71">Ă… din punct de vedere al… pur și simplu este un număr… da, n-aș putea să zic ok, este o alternativa pur și simplu un alt mod de transport care ă… se potrivește… sau corespunde nevoilor anumitor categorii sociale, așa cum bicicleta nu este văzută sau nu este văzută cu ochi buni de conducătorii auto sau de unii dintre ei, ă… cred că este… se face o segmentare a utilizatorilor și pur și simplu, în funcție de necesități, preferințe, cost, ă… sau pur și simplu ă… din simplul motiv că e ceva diferit și preferă s</text:span><text:span text:style-name="T72">ă… fie diferit în partea de utilizare.<text:s/></text:span><text:span text:style-name="T73">Nu, nu zic că nu sunt bune. Este pur și simplu un act, un alt mod de transport cu bune și cu rele. Dar… ce să zic, depinde de preferințe și ă… cum este văzută de potențialii utilizatori și de utilizatori. </text:span></text:p>
      <text:p text:style-name="P74"/>
      <text:p text:style-name="P75"><text:span text:style-name="T76">Cristian Adorean:</text:span><text:span text:style-name="T77"> </text:span></text:p>
      <text:p text:style-name="P78">Deci acum ultima întrebare. Ce scenarii de dezvoltare preconizezi pe<text:s/>termen scurt, mediu și lung în ceea ce privește extinderea micromobilității electrice în municipiul Cluj Napoca? De exemplu, ești de părere că într-un viitor apropiat sau îndepărtat o să fie introduse și biciclete electrice, ă… în sistem partajat­? Sau? </text:p>
      <text:p text:style-name="P79"/>
      <text:p text:style-name="P80"><text:span text:style-name="T81">Cristian Toșa:</text:span><text:span text:style-name="T82"> </text:span></text:p>
      <text:p text:style-name="P83"><text:span text:style-name="T84">Bun, dacă e să le separăm, să facem 2 grupe între aceste, să zic, trotinete electrice și biciclete electrice… ă… în mod… din… hai să zic că la cum merg lucrurile, cred că trotinete electrice, trotinetele electrice vor rămâne sub patronajul unor entități private. Dar… bicicletele, bicicletele electrice le văd puțin pe ambele părți, și gestionate în sistem public și gestionate de entități private. Ă… pe termen scurt pentru trotinete… aș… fi înclinat să zic că ar trebui să se delimiteze mult mai... exact, sau.</text:span><text:span text:style-name="T85">.., sau o delimitare mult mai... detaliată din... în ceea ce privește culoarele ă… de....<text:s/></text:span><text:span text:style-name="T86">transport să zic, și benzile de unde se pot duce, unde pot fi conduse acele trotinete și unde pot fi parcate. Ar trebui să se... înființeze aceste hub-uri pe... hai să zic, hub-uri de micromobilitate, dacă-i să le luăm așa unde sunt ă.. stații de biciclete în sistem public, să se amenajeze și o zonă în care trotinetele pot fi parcate, deși în mod natural ă... cel puțin în alte țări, am văzut că se... se practică acest lucru, acum nu știu dacă este o restricție de parcare din aplicație pentru trotinete elect</text:span><text:span text:style-name="T87">rice sau este pur și simplu un comportament sau o tendință naturală de a parca lângă acele hub-uri de mobilitate, fie stații de transport public sau locuri de... ă...<text:s/></text:span><text:span text:style-name="T88">lăsat acele biciclete de închiriat în sistem public. Ă... deci cam cam asta e, hai să zic o... o... primă măsură sau o necesitate pe care o văd. Pe termen, nu știu, mediu și lung, fiind ă… fiind un mod de transport care, bun, nu este neapărat... îl văd ca pe un last-mile option. Dar nu neapărat de la origine la destinație, dar ținând cont și de... împrăștierea urbană care are loc în mai multe orașe ă... și ținând cont și de slaba acoperire în suburbii a sistemelor de transport public, cu toate că operatorii</text:span><text:span text:style-name="T89"><text:s/>preferă să își lanseze produsele în zone aglomerate, cumva aș considera o necesitate și o... să cumva să le împingem spre suburbii, astfel încât să poată fi utilizate ca modalități de a ajunge în niște centre sau hub-uri de transport, de unde pot fi luate mijloace de transport public.<text:s/></text:span><text:span text:style-name="T90">Un fel de ã.. park-ride, asemănător cu park-ride pentru ă...<text:s/></text:span><text:span text:style-name="T91">mașini. Nu iei mașina și mergi la park-ride să iei autobuzul în oraș, ci... acum depinde de contextul geografic, condiții meteo și așa mai departe, dar pot să suplimenteze ă... în zonele în care<text:s/></text:span><text:soft-page-break/><text:span text:style-name="T92">utilizarea autoturismului este ridicată, hai să zic prin dezvoltarea de infrastructura, regulamente și ă... acoperirea acestor zone în care pot fi utilizate, zona... zonele de deservire, zona de servicii de micromobilitate, să fie ă... existe ă.., să fie suplimentată de aceste mijloace de transport de micromobilitat</text:span><text:span text:style-name="T93">e. Până când va fi ceva natural și vor fi integrate, nu știu în sistemele de... cumva să se creeze o balansare a...<text:s/></text:span><text:span text:style-name="T94">modurilor de transport prin care să se reducă utilizat, utilizarea autoturismelor. Ă…</text:span><text:span text:style-name="T95"><text:s/></text:span><text:span text:style-name="T96">Ținând, da asta, ținând cont de contextul municipiului Zonei Metropolitane Cluj, bun și extinderea într-adevăr în localitățile din cadrul zonei de Zonei Metropolitane Cluj, pentru că momentan cred că sunt doar în municipio. </text:span><text:span text:style-name="T97">Nu mai știu exact dacă erau și în Florești, Apahida, nu mai țin minte. </text:span></text:p>
      <text:p text:style-name="P98"/>
      <text:p text:style-name="P99"><text:span text:style-name="T100">Cristian Adorean:</text:span><text:span text:style-name="T101"> </text:span></text:p>
      <text:p text:style-name="P102">Din câte am înțeles intenționează să extindă spre Florești și Apahida. </text:p>
      <text:p text:style-name="P103"/>
      <text:p text:style-name="P104"><text:span text:style-name="T105">Cristian Toșa:</text:span><text:span text:style-name="T106"> </text:span></text:p>
      <text:p text:style-name="P107"><text:span text:style-name="T108">Da cumva se fac aceste... se creează aceste... acești poli în care se extind serviciile operatorilor de micromobilitate și bun, asta nu înseamnă că iei un scooter (trotinetă) din Apahida până în Florești, dar... pot fi... pot fi... pot constitui un mijloc de a facilita accesul la hub-uri de transport public.<text:s/></text:span><text:span text:style-name="T109">Cam… cam așa văd. </text:span></text:p>
      <text:p text:style-name="P110"/>
      <text:p text:style-name="P111"><text:span text:style-name="T112">Cristian Adorean:</text:span><text:span text:style-name="T113"> </text:span></text:p>
      <text:p text:style-name="P114">Am înțeles. Ă... eu cred că am atins toate topicurile, dacă mai ai ceva de adăugat. </text:p>
      <text:p text:style-name="P115"/>
      <text:p text:style-name="P116"><text:span text:style-name="T117">Cristian Toșa:</text:span><text:span text:style-name="T118"> </text:span></text:p>
      <text:p text:style-name="P119"><text:span text:style-name="T120">Ă… nu… partea de biciclete electrice. Ă… momento… utilizez bicicletă electrică... ă… Câteodată mi-e dor de bicicleta clasică dar ă... este, într-adevăr, pe... pe distanțe… pe distanțe mari, relativ mari. Cam… nu știu, până în 5-6-7 km cred că, spre deosebire de scutere (trotinete) electrice ă… constituie un avantaj clar. Sunt mai bune, sau mă rog mai mult decât scuterele electrice și cred că sunt o soluție… mai bună pentru… hai să zicem deplasări de la origine la destinație, nu neapărat de la origine la un<text:s/></text:span><text:span text:style-name="T121">hub de transport sau de la un hub de transport la destinație și pot să satisfacă întreaga….<text:s/></text:span><text:span text:style-name="T122">întreaga durată și lungime a unei deplasări. Și probabil municipalitatea putea să se orienteze, să înlocuiască sau să suplimenteze sistemul actual de închirierea de biciclete în sistem public, cu, nu știu, treptat, sau... un alt sistem paralel dar...<text:s/></text:span><text:span text:style-name="T123">Probabil îe mai bine să faci un alt sistem decât să folosești sistemul actual. Nu știu exact din punct de vedere operațional cum e mai bine, dar cred că e o soluție bună de a... suplimenta sau de a oferii sistemul acesta de... mijloacele acestea de transport care pot să satisfacă o... durată, o călătorie care poate să fie acoperită de la origine la destinație cu bicicletă electrică, pe distanțe, pe distanțe mai mari. Cam... cam asta e. Da. </text:span></text:p>
      <text:p text:style-name="P124"/>
      <text:p text:style-name="P125"><text:span text:style-name="T126">Cristian Adorean:</text:span><text:span text:style-name="T127"> </text:span></text:p>
      <text:p text:style-name="P128"><text:span text:style-name="T129">Mulțumesc frumos pentru răspunsuri, o să opresc înregistrarea. </text:span></text:p>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textrun" style:display-name="textrun"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19T17:28:00Z</meta:creation-date>
    <dc:date>2024-05-30T07:29:00Z</dc:date>
    <meta:template xlink:href="Normal" xlink:type="simple"/>
    <meta:editing-cycles>3</meta:editing-cycles>
    <meta:editing-duration>PT4620S</meta:editing-duration>
    <meta:document-statistic meta:page-count="4" meta:paragraph-count="24" meta:word-count="1831" meta:character-count="12249" meta:row-count="87" meta:non-whitespace-character-count="10442"/>
  </office:meta>
</office:document-meta>
</file>